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773cm" svg:height="6.397cm" svg:x="4.099cm" svg:y="2.287cm" svg:viewBox="0 0 1774 6398" svg:d="M1052 12c51-86 590 308 522 412-543 750-985 1839-962 2831 24 991 686 1859 1158 2485 61 116-504 822-614 622-107-251-1133-1313-1155-2832-23-1520 653-2749 1051-3518z">
          <text:p/>
        </draw:path>
        <draw:path draw:style-name="gr2" draw:text-style-name="P1" draw:layer="layout" svg:width="0.902cm" svg:height="0.661cm" draw:transform="rotate (-2.15687788961459) translate (6.026624478732cm 8.1266281084625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3cm" svg:height="0.661cm" draw:transform="skewX (0.001221730476396) rotate (-2.15687788961459) translate (5.95647347656101cm 2.28268889054309cm)" svg:viewBox="0 0 904 662" svg:d="M527 644c137-64 329-219 367-367 35-139-27-185-184-243-156-57-352-32-459-3-277 72-309 187-173 370 136 181 314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38:43.009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